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c0208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b53b" officeooo:paragraph-rsid="0055b53b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text-properties style:text-line-through-style="none" style:text-line-through-type="none" style:font-name="DejaVu Sans Condensed" fo:font-size="12pt" fo:font-weight="normal" officeooo:rsid="0057a5ee" officeooo:paragraph-rsid="0057a5ee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text-properties style:text-line-through-style="none" style:text-line-through-type="none" style:font-name="DejaVu Sans Condensed" fo:font-size="12pt" fo:font-weight="normal" officeooo:rsid="007f71b7" officeooo:paragraph-rsid="007f71b7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text-properties style:text-line-through-style="none" style:text-line-through-type="none" style:font-name="DejaVu Sans Condensed" fo:font-size="12pt" fo:font-weight="normal" officeooo:rsid="003148d5" officeooo:paragraph-rsid="003148d5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text-properties style:text-line-through-style="none" style:text-line-through-type="none" style:font-name="DejaVu Sans Condensed" fo:font-size="12pt" fo:font-weight="normal" officeooo:rsid="00179cd7" officeooo:paragraph-rsid="003148d5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text-properties style:text-line-through-style="none" style:text-line-through-type="none" style:font-name="DejaVu Sans Condensed" fo:font-size="12pt" fo:font-weight="normal" officeooo:rsid="006b025b" officeooo:paragraph-rsid="006b025b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text-line-through-style="none" style:text-line-through-type="none" style:font-name="DejaVu Sans Condensed" fo:font-size="12pt" fo:font-weight="normal" officeooo:rsid="0074260d" officeooo:paragraph-rsid="0074260d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text-line-through-style="none" style:text-line-through-type="none" style:font-name="DejaVu Sans Condensed" fo:font-size="12pt" fo:font-weight="normal" officeooo:rsid="00661c15" officeooo:paragraph-rsid="0079feea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text-properties style:text-line-through-style="none" style:text-line-through-type="none" style:font-name="DejaVu Sans Condensed" fo:font-size="12pt" fo:font-weight="normal" officeooo:rsid="007f71b7" officeooo:paragraph-rsid="007f71b7" style:font-size-asian="12pt" style:font-weight-asian="normal" style:font-name-complex="DejaVu Sans Condensed2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officeooo:paragraph-rsid="001ae3ab" style:font-size-asian="12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6a6890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44707e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7ec8a3" officeooo:paragraph-rsid="007ec8a3"/>
    </style:style>
    <style:style style:name="P18" style:family="paragraph" style:parent-style-name="Standard" style:list-style-name="L2">
      <style:text-properties officeooo:paragraph-rsid="003148d5"/>
    </style:style>
    <style:style style:name="P19" style:family="paragraph" style:parent-style-name="Standard" style:list-style-name="L2">
      <style:text-properties officeooo:paragraph-rsid="00677460"/>
    </style:style>
    <style:style style:name="P20" style:family="paragraph" style:parent-style-name="Standard" style:list-style-name="L2">
      <style:text-properties officeooo:paragraph-rsid="0079feea"/>
    </style:style>
    <style:style style:name="P21" style:family="paragraph" style:parent-style-name="Standard" style:list-style-name="L2">
      <style:text-properties fo:font-weight="normal" officeooo:paragraph-rsid="007f71b7" style:font-weight-asian="normal" style:font-weight-complex="normal"/>
    </style:style>
    <style:style style:name="P22" style:family="paragraph" style:parent-style-name="Standard" style:list-style-name="L2">
      <style:text-properties officeooo:rsid="007f71b7" officeooo:paragraph-rsid="007f71b7"/>
    </style:style>
    <style:style style:name="P23" style:family="paragraph" style:parent-style-name="Standard" style:list-style-name="L2">
      <style:text-properties officeooo:rsid="0079feea" officeooo:paragraph-rsid="0079fee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eb27" style:font-weight-asian="bold" style:font-weight-complex="bold"/>
    </style:style>
    <style:style style:name="T3" style:family="text">
      <style:text-properties fo:font-weight="bold" officeooo:rsid="001bf317" style:font-weight-asian="bold" style:font-weight-complex="bold"/>
    </style:style>
    <style:style style:name="T4" style:family="text">
      <style:text-properties fo:font-weight="bold" officeooo:rsid="00368855" style:font-weight-asian="bold" style:font-weight-complex="bold"/>
    </style:style>
    <style:style style:name="T5" style:family="text">
      <style:text-properties fo:font-weight="bold" officeooo:rsid="0040434f" style:font-weight-asian="bold" style:font-weight-complex="bold"/>
    </style:style>
    <style:style style:name="T6" style:family="text">
      <style:text-properties fo:font-weight="bold" officeooo:rsid="006b025b" style:font-weight-asian="bold" style:font-weight-complex="bold"/>
    </style:style>
    <style:style style:name="T7" style:family="text">
      <style:text-properties fo:font-weight="bold" officeooo:rsid="0078ce09" style:font-weight-asian="bold" style:font-weight-complex="bold"/>
    </style:style>
    <style:style style:name="T8" style:family="text">
      <style:text-properties officeooo:rsid="0044707e"/>
    </style:style>
    <style:style style:name="T9" style:family="text">
      <style:text-properties officeooo:rsid="0057a5ee"/>
    </style:style>
    <style:style style:name="T10" style:family="text">
      <style:text-properties fo:font-weight="normal" officeooo:rsid="0019eb27" style:font-weight-asian="normal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57a5ee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61b262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6050a7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59be81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normal" officeooo:rsid="00638bb1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weight="normal" officeooo:rsid="00677460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" fo:font-size="12pt" fo:font-weight="normal" officeooo:rsid="006a6890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44707e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normal" officeooo:rsid="00455108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7f71b7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79feea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normal" officeooo:rsid="00661c15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weight="normal" officeooo:rsid="00814105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weight="normal" officeooo:rsid="008219dc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name-complex="DejaVu Sans Condensed2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" fo:font-size="12pt" fo:font-weight="normal" officeooo:rsid="003148d5" style:font-size-asian="12pt" style:font-weight-asian="normal" style:font-name-complex="DejaVu Sans Condensed2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" fo:font-size="12pt" fo:font-weight="normal" officeooo:rsid="00677460" style:font-size-asian="12pt" style:font-weight-asian="normal" style:font-name-complex="DejaVu Sans Condensed2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" fo:font-size="12pt" fo:font-weight="normal" officeooo:rsid="007f71b7" style:font-size-asian="12pt" style:font-weight-asian="normal" style:font-name-complex="DejaVu Sans Condensed2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6b025b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6a6890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455108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44707e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677460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5d267d" style:font-size-asian="12pt" style:font-weight-asian="bold" style:font-name-complex="DejaVu Sans Condensed2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3148d5" style:font-size-asian="12pt" style:font-weight-asian="bold" style:font-name-complex="DejaVu Sans Condensed2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officeooo:rsid="003148d5" style:font-size-asian="12pt" style:font-name-complex="DejaVu Sans Condensed2" style:font-size-complex="12pt"/>
    </style:style>
    <style:style style:name="T38" style:family="text">
      <style:text-properties style:text-line-through-style="none" style:text-line-through-type="none" style:font-name="DejaVu Sans Condensed" fo:font-size="12pt" officeooo:rsid="005d267d" style:font-size-asian="12pt" style:font-name-complex="DejaVu Sans Condensed2" style:font-size-complex="12pt"/>
    </style:style>
    <style:style style:name="T39" style:family="text">
      <style:text-properties style:text-line-through-style="none" style:text-line-through-type="none" style:font-name="DejaVu Sans Condensed" fo:font-size="12pt" officeooo:rsid="007f71b7" style:font-size-asian="12pt" style:font-name-complex="DejaVu Sans Condensed2" style:font-size-complex="12pt"/>
    </style:style>
    <style:style style:name="T40" style:family="text">
      <style:text-properties style:text-line-through-style="none" style:text-line-through-type="none" style:font-name="DejaVu Sans Condensed" fo:font-size="12pt" officeooo:rsid="00677460" style:font-size-asian="12pt" style:font-name-complex="DejaVu Sans Condensed2" style:font-size-complex="12pt"/>
    </style:style>
    <style:style style:name="T41" style:family="text">
      <style:text-properties officeooo:rsid="006a6890"/>
    </style:style>
    <style:style style:name="T42" style:family="text">
      <style:text-properties style:font-name="DejaVu Sans Condensed" fo:font-size="12pt" fo:font-weight="bold" officeooo:rsid="00520371" style:font-size-asian="12pt" style:font-weight-asian="bold" style:font-size-complex="12pt" style:font-weight-complex="bold"/>
    </style:style>
    <style:style style:name="T43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44" style:family="text">
      <style:text-properties style:font-name="DejaVu Sans Condensed" fo:font-size="12pt" fo:font-weight="bold" officeooo:rsid="007d5b4e" style:font-size-asian="12pt" style:font-weight-asian="bold" style:font-size-complex="12pt" style:font-weight-complex="bold"/>
    </style:style>
    <style:style style:name="T45" style:family="text">
      <style:text-properties style:font-name="DejaVu Sans Condensed" fo:font-size="12pt" fo:font-weight="bold" officeooo:rsid="00477a52" style:font-size-asian="12pt" style:font-weight-asian="bold" style:font-size-complex="12pt" style:font-weight-complex="bold"/>
    </style:style>
    <style:style style:name="T46" style:family="text">
      <style:text-properties style:font-name="DejaVu Sans Condensed" fo:font-size="12pt" fo:font-weight="bold" officeooo:rsid="002f2abb" style:font-size-asian="12pt" style:font-weight-asian="bold" style:font-size-complex="12pt" style:font-weight-complex="bold"/>
    </style:style>
    <style:style style:name="T47" style:family="text">
      <style:text-properties style:font-name="DejaVu Sans Condensed" fo:font-size="12pt" fo:font-weight="bold" officeooo:rsid="0044707e" style:font-size-asian="12pt" style:font-weight-asian="bold" style:font-size-complex="12pt" style:font-weight-complex="bold"/>
    </style:style>
    <style:style style:name="T48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49" style:family="text">
      <style:text-properties style:font-name="DejaVu Sans Condensed" fo:font-size="12pt" fo:font-weight="bold" officeooo:rsid="0069a034" style:font-size-asian="12pt" style:font-weight-asian="bold" style:font-size-complex="12pt" style:font-weight-complex="bold"/>
    </style:style>
    <style:style style:name="T50" style:family="text">
      <style:text-properties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51" style:family="text">
      <style:text-properties officeooo:rsid="0074260d"/>
    </style:style>
    <style:style style:name="T52" style:family="text">
      <style:text-properties officeooo:rsid="0079feea"/>
    </style:style>
    <style:style style:name="T53" style:family="text">
      <style:text-properties officeooo:rsid="007f71b7"/>
    </style:style>
    <style:style style:name="T54" style:family="text">
      <style:text-properties officeooo:rsid="00814105"/>
    </style:style>
    <style:style style:name="T55" style:family="text">
      <style:text-properties officeooo:rsid="008219d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4">2</text:span><text:span text:style-name="T42">0</text:span><text:span text:style-name="T44">2</text:span><text:span text:style-name="T43"> - </text:span><text:span text:style-name="T44">Ground</text:span><text:span text:style-name="T45"> - </text:span><text:span text:style-name="T46">Pre</text:span><text:span text:style-name="T47">f</text:span><text:span text:style-name="T48">light</text:span><text:span text:style-name="T49">, </text:span><text:span text:style-name="T50">Performance Limits</text:span></text:p>
      <text:p text:style-name="P3"/>
      <text:p text:style-name="P3"><text:span text:style-name="T8">Preflight</text:span> (<text:span text:style-name="T8">after cold start or from </text:span>hot start)</text:p>
      <text:list xml:id="list100525336" text:style-name="L1">
        <text:list-item>
          <text:p text:style-name="P5"><text:span text:style-name="T1">INSTRUMENT</text:span><text:span text:style-name="T6">S</text:span> and <text:span text:style-name="T1">CONSOLES</text:span> lights ... <text:span text:style-name="T1">As desired</text:span> (right console<text:span text:style-name="T41"> forward</text:span>)</text:p>
        </text:list-item>
        <text:list-item>
          <text:p text:style-name="P5"><text:span text:style-name="T1">External lights</text:span> ... <text:span text:style-name="T1">As desired</text:span> (right console<text:span text:style-name="T41"> forward</text:span>)</text:p>
        </text:list-item>
        <text:list-item>
          <text:p text:style-name="P14"><text:span text:style-name="T3">R</text:span><text:span text:style-name="T2">adar </text:span><text:span text:style-name="T4">A</text:span><text:span text:style-name="T2">ltimeter</text:span><text:span text:style-name="T10"> ... </text:span><text:span text:style-name="T5">Set bug a</text:span><text:span text:style-name="T2">s desired</text:span><text:span text:style-name="T7">??</text:span></text:p>
        </text:list-item>
        <text:list-item>
          <text:p text:style-name="P15"><text:span text:style-name="T30">PITOT HEAT button</text:span><text:span text:style-name="T18"> ... </text:span><text:span text:style-name="T31">As needed</text:span><text:span text:style-name="T18"> (left front wall, under gear handle)</text:span></text:p>
        </text:list-item>
        <text:list-item>
          <text:p text:style-name="P15"><text:span text:style-name="T30">ENGINE ANTI-ICE button</text:span><text:span text:style-name="T18"> ... </text:span><text:span text:style-name="T31">As needed</text:span><text:span text:style-name="T18"> (ENGINE panel, left console in front of throttle</text:span></text:p>
        </text:list-item>
        <text:list-item>
          <text:p text:style-name="P16"><text:span text:style-name="T32">R</text:span><text:span text:style-name="T33">adios</text:span><text:span text:style-name="T19"> ... </text:span><text:span text:style-name="T32">As needed</text:span><text:span text:style-name="T20"> (</text:span><text:span text:style-name="T18">see other page for radio tuning)</text:span></text:p>
        </text:list-item>
        <text:list-item>
          <text:p text:style-name="P17"><text:span text:style-name="T31">Navigation</text:span><text:span text:style-name="T18"> ... </text:span><text:span text:style-name="T31">As needed</text:span><text:span text:style-name="T18"> (see other page for navigation systems)</text:span></text:p>
        </text:list-item>
      </text:list>
      <text:p text:style-name="P2"/>
      <text:p text:style-name="P1">Performance limits</text:p>
      <text:list xml:id="list350131829" text:style-name="L2">
        <text:list-item>
          <text:p text:style-name="P18"><text:span text:style-name="T37">F</text:span><text:span text:style-name="T27">uel: </text:span><text:span text:style-name="T35">3960</text:span><text:span text:style-name="T36"> lbs internal</text:span></text:p>
        </text:list-item>
        <text:list-item>
          <text:p text:style-name="P21"><text:span text:style-name="T38">Fuel flow</text:span><text:span text:style-name="T39"> (sea level, ISA):</text:span></text:p>
          <text:list>
            <text:list-item>
              <text:p text:style-name="P21"><text:span text:style-name="T39">M</text:span><text:span text:style-name="T40">il power</text:span><text:span text:style-name="T39">:</text:span><text:span text:style-name="T38"> approx 2000 lbs/hr</text:span></text:p>
            </text:list-item>
            <text:list-item>
              <text:p text:style-name="P19"><text:span text:style-name="T28">MPR </text:span><text:span text:style-name="T29">power:</text:span><text:span text:style-name="T28"> approx 2600 lbs/hr</text:span></text:p>
            </text:list-item>
          </text:list>
        </text:list-item>
        <text:list-item>
          <text:p text:style-name="P22"><text:span text:style-name="T28">E</text:span><text:span text:style-name="T26">ndurance:</text:span></text:p>
          <text:list>
            <text:list-item>
              <text:p text:style-name="P13">Mil power: 1h59m</text:p>
            </text:list-item>
            <text:list-item>
              <text:p text:style-name="P13">MPR power: 1h31m</text:p>
            </text:list-item>
          </text:list>
        </text:list-item>
        <text:list-item>
          <text:p text:style-name="P19"><text:span text:style-name="T12">TFE731-5-1J </text:span><text:span text:style-name="T16">e</text:span><text:span text:style-name="T12">ngine </text:span><text:span text:style-name="T14">I</text:span><text:span text:style-name="T15">TT</text:span><text:span text:style-name="T14"> (</text:span><text:span text:style-name="T13">Inter-</text:span><text:span text:style-name="T14">Turbine Temperature)</text:span><text:span text:style-name="T12">:</text:span></text:p>
          <text:list>
            <text:list-item>
              <text:p text:style-name="P19"><text:span text:style-name="T17">The engine is robust and can be run at any attainable temperature for </text:span><text:span text:style-name="T34">any length of time, including MPR power</text:span><text:span text:style-name="T17">.</text:span><text:span text:style-name="T18"> <text:s/>Official real-life limit </text:span><text:span text:style-name="T21">for MPR </text:span><text:span text:style-name="T18">is 5 minutes, but pilots say that can be ignored.</text:span></text:p>
            </text:list-item>
          </text:list>
        </text:list-item>
        <text:list-item>
          <text:p text:style-name="P6">Engine oil:</text:p>
          <text:list>
            <text:list-item>
              <text:p text:style-name="P6">30 deg C, minimum</text:p>
            </text:list-item>
            <text:list-item>
              <text:p text:style-name="P6">127 deg C, max up to 30,000 ft</text:p>
            </text:list-item>
            <text:list-item>
              <text:p text:style-name="P6">149 deg C, max for 2 min at any altitude</text:p>
            </text:list-item>
          </text:list>
        </text:list-item>
        <text:list-item>
          <text:p text:style-name="P7">Flaps:</text:p>
          <text:list>
            <text:list-item>
              <text:p text:style-name="P8"><text:span text:style-name="T9">Takeoff</text:span>: <text:span text:style-name="T9">19</text:span>0 kts</text:p>
            </text:list-item>
            <text:list-item>
              <text:p text:style-name="P6"><text:span text:style-name="T53">F</text:span>ull: 150 kts</text:p>
            </text:list-item>
          </text:list>
        </text:list-item>
        <text:list-item>
          <text:p text:style-name="P9">Landing <text:span text:style-name="T53">g</text:span>ear: 2<text:span text:style-name="T9">0</text:span>0 kts</text:p>
        </text:list-item>
        <text:list-item>
          <text:p text:style-name="P6">Landing lights: 200 kts</text:p>
        </text:list-item>
        <text:list-item>
          <text:p text:style-name="P6">Zero or negative G flight: 30 sec</text:p>
        </text:list-item>
        <text:list-item>
          <text:p text:style-name="P10">Best climb speed: 215 kts at sea level<text:span text:style-name="T51"> clean</text:span>, subtract 5 kts per 5000 ft<text:span text:style-name="T51"> (probably slower if heavier)</text:span></text:p>
        </text:list-item>
        <text:list-item>
          <text:p text:style-name="P11">Steepest climb speed: On-speed AOA (green circle in AOA meter)</text:p>
        </text:list-item>
        <text:list-item>
          <text:p text:style-name="P20"><text:span text:style-name="T23">Tested max speed </text:span><text:span text:style-name="T21">(</text:span><text:span text:style-name="T23">sea level</text:span><text:span text:style-name="T21">,</text:span><text:span text:style-name="T23"> ISA</text:span><text:span text:style-name="T21">)</text:span><text:span text:style-name="T22">:</text:span></text:p>
          <text:list>
            <text:list-item>
              <text:p text:style-name="P12"><text:span text:style-name="T52">C</text:span>lean/no pylons:</text:p>
              <text:list>
                <text:list-item>
                  <text:p text:style-name="P19"><text:span text:style-name="T21">M</text:span><text:span text:style-name="T17">il power: </text:span><text:span text:style-name="T23">36</text:span><text:span text:style-name="T24">8</text:span><text:span text:style-name="T23"> kts, Mach 0.56</text:span></text:p>
                </text:list-item>
                <text:list-item>
                  <text:p text:style-name="P19"><text:span text:style-name="T17">MPR </text:span><text:span text:style-name="T21">power</text:span><text:span text:style-name="T17">: 3</text:span><text:span text:style-name="T24">81</text:span><text:span text:style-name="T17"> kts, Mach 0.5</text:span><text:span text:style-name="T24">8</text:span></text:p>
                </text:list-item>
              </text:list>
            </text:list-item>
            <text:list-item>
              <text:p text:style-name="P23"><text:span text:style-name="T17">2</text:span><text:span text:style-name="T11">x AIM-9M and DEFA 30 mm cannon</text:span></text:p>
              <text:list>
                <text:list-item>
                  <text:p text:style-name="P20"><text:span text:style-name="T21">M</text:span><text:span text:style-name="T17">il power: 3</text:span><text:span text:style-name="T25">28</text:span><text:span text:style-name="T22"> </text:span><text:span text:style-name="T17">kts, Mach 0.</text:span><text:span text:style-name="T25">50</text:span></text:p>
                </text:list-item>
                <text:list-item>
                  <text:p text:style-name="P20"><text:span text:style-name="T17">MPR </text:span><text:span text:style-name="T21">power</text:span><text:span text:style-name="T17">: 3</text:span><text:span text:style-name="T22">43</text:span><text:span text:style-name="T17"> kts, Mach 0.5</text:span><text:span text:style-name="T22">2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6H18M57S</meta:editing-duration>
    <meta:editing-cycles>99</meta:editing-cycles>
    <meta:generator>LibreOffice/7.0.3.1$Windows_X86_64 LibreOffice_project/d7547858d014d4cf69878db179d326fc3483e082</meta:generator>
    <dc:date>2022-11-19T08:52:33.095000000</dc:date>
    <meta:document-statistic meta:table-count="0" meta:image-count="0" meta:object-count="0" meta:page-count="1" meta:paragraph-count="38" meta:word-count="303" meta:character-count="1550" meta:non-whitespace-character-count="1319"/>
  </office:meta>
</office:document-meta>
</file>